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5cm" svg:y1="2.95cm" svg:x2="3.5cm" svg:y2="2.95cm">
          <text:p/>
        </draw:line>
        <draw:line draw:style-name="gr1" draw:text-style-name="P1" draw:layer="layout" svg:x1="5.25cm" svg:y1="2.95cm" svg:x2="5.5cm" svg:y2="2.95cm">
          <text:p/>
        </draw:line>
        <draw:custom-shape draw:style-name="gr2" draw:text-style-name="P2" draw:layer="layout" svg:width="1.75cm" svg:height="1.5cm" svg:x="3.5cm" svg:y="1.7cm">
          <text:p text:style-name="P2"><text:span text:style-name="T1">Ignition</text:span><text:span text:style-name="T1"><text:line-break/></text:span><text:span text:style-name="T1">Key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3" draw:text-style-name="P2" draw:layer="layout" svg:x1="2.25cm" svg:y1="1.95cm" svg:x2="3.5cm" svg:y2="1.95cm">
          <text:p text:style-name="P2"><text:span text:style-name="T1">red &amp;</text:span><text:span text:style-name="T1"><text:line-break/></text:span><text:span text:style-name="T1">yellow</text:span></text:p>
        </draw:line>
        <draw:line draw:style-name="gr3" draw:text-style-name="P2" draw:layer="layout" svg:x1="5.25cm" svg:y1="1.95cm" svg:x2="6.5cm" svg:y2="1.95cm">
          <text:p text:style-name="P2"><text:span text:style-name="T1">red &amp;</text:span><text:span text:style-name="T1"><text:line-break/></text:span><text:span text:style-name="T1">white</text:span></text:p>
        </draw:line>
        <draw:custom-shape draw:style-name="gr2" draw:text-style-name="P2" draw:layer="layout" svg:width="0.75cm" svg:height="0.5cm" svg:x="1.5cm" svg:y="1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>
          <draw:custom-shape draw:style-name="gr4" draw:text-style-name="P1" draw:layer="layout" svg:width="0.75cm" svg:height="0.258cm" svg:x="6.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6.604cm" svg:y="1.8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6.929cm" svg:y="1.8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7.25cm" svg:y1="2.95cm" svg:x2="8.5cm" svg:y2="2.95cm">
          <text:p text:style-name="P1"><text:span text:style-name="T1">red</text:span><text:span text:style-name="T1"><text:line-break/></text:span><text:span text:style-name="T1"/></text:p>
        </draw:line>
        <draw:line draw:style-name="gr3" draw:text-style-name="P2" draw:layer="layout" svg:x1="10.25cm" svg:y1="2.95cm" svg:x2="11.5cm" svg:y2="2.95cm">
          <text:p text:style-name="P1"><text:span text:style-name="T1">black</text:span><text:span text:style-name="T1"><text:line-break/></text:span><text:span text:style-name="T1"/></text:p>
        </draw:line>
        <draw:custom-shape draw:style-name="gr2" draw:text-style-name="P2" draw:layer="layout" svg:width="1.75cm" svg:height="1.5cm" svg:x="8.5cm" svg:y="1.7cm">
          <text:p text:style-name="P2"><text:span text:style-name="T1">front</text:span><text:span text:style-name="T1"><text:line-break/></text:span><text:span text:style-name="T1">e-stop</text:span></text:p>
          <text:p text:style-name="P2"><text:span text:style-name="T1">butt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3" draw:text-style-name="P2" draw:layer="layout" svg:x1="7.25cm" svg:y1="1.95cm" svg:x2="8.5cm" svg:y2="1.95cm">
          <text:p text:style-name="P2"><text:span text:style-name="T1">blue</text:span><text:span text:style-name="T1"><text:line-break/></text:span><text:span text:style-name="T1"/></text:p>
        </draw:line>
        <draw:line draw:style-name="gr3" draw:text-style-name="P2" draw:layer="layout" svg:x1="10.25cm" svg:y1="1.95cm" svg:x2="13.5cm" svg:y2="1.95cm">
          <text:p text:style-name="P2"><text:span text:style-name="T1">yellow</text:span><text:span text:style-name="T1"><text:line-break/></text:span><text:span text:style-name="T1"/></text:p>
        </draw:line>
        <draw:custom-shape draw:style-name="gr2" draw:text-style-name="P2" draw:layer="layout" svg:width="0.75cm" svg:height="0.5cm" svg:x="6.5cm" svg:y="2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2" draw:layer="layout" svg:width="2.242cm" svg:height="1.827cm" svg:x="6.258cm" svg:y="3.173cm">
          <draw:text-box>
            <text:p text:style-name="P1"><text:span text:style-name="T1">Arduino</text:span></text:p>
            <text:p text:style-name="P1"><text:span text:style-name="T1">emergency</text:span></text:p>
            <text:p text:style-name="P1"><text:span text:style-name="T1">signal</text:span><text:span text:style-name="T1"><text:line-break/></text:span><text:span text:style-name="T1">DIO</text:span></text:p>
          </draw:text-box>
        </draw:frame>
        <draw:line draw:style-name="gr3" draw:text-style-name="P2" draw:layer="layout" svg:x1="15.25cm" svg:y1="2.95cm" svg:x2="16.5cm" svg:y2="2.95cm">
          <text:p text:style-name="P1"><text:span text:style-name="T1">blue</text:span><text:span text:style-name="T1"><text:line-break/></text:span><text:span text:style-name="T1"/></text:p>
        </draw:line>
        <draw:custom-shape draw:style-name="gr2" draw:text-style-name="P2" draw:layer="layout" svg:width="1.75cm" svg:height="1.5cm" svg:x="13.5cm" svg:y="1.7cm">
          <text:p text:style-name="P2"><text:span text:style-name="T1">back</text:span><text:span text:style-name="T1"><text:line-break/></text:span><text:span text:style-name="T1">e-stop</text:span></text:p>
          <text:p text:style-name="P2"><text:span text:style-name="T1">butt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3" draw:text-style-name="P2" draw:layer="layout" svg:x1="15.25cm" svg:y1="1.95cm" svg:x2="18.5cm" svg:y2="1.95cm">
          <text:p text:style-name="P2"><text:span text:style-name="T1">red</text:span><text:span text:style-name="T1"><text:line-break/></text:span><text:span text:style-name="T1"/></text:p>
        </draw:line>
        <draw:g>
          <draw:custom-shape draw:style-name="gr4" draw:text-style-name="P1" draw:layer="layout" svg:width="0.75cm" svg:height="0.258cm" svg:x="11.491cm" svg:y="2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11.595cm" svg:y="2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11.92cm" svg:y="2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12.25cm" svg:y1="2.95cm" svg:x2="13.5cm" svg:y2="2.95cm">
          <text:p text:style-name="P1"><text:span text:style-name="T1">green</text:span><text:span text:style-name="T1"><text:line-break/></text:span><text:span text:style-name="T1"/></text:p>
        </draw:line>
        <draw:g>
          <draw:custom-shape draw:style-name="gr4" draw:text-style-name="P1" draw:layer="layout" svg:width="0.75cm" svg:height="0.258cm" svg:x="16.49cm" svg:y="2.8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16.594cm" svg:y="2.8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16.919cm" svg:y="2.8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20.249cm" svg:y1="2.968cm" svg:x2="21.499cm" svg:y2="2.968cm">
          <text:p text:style-name="P1"><text:span text:style-name="T1">yellow</text:span><text:span text:style-name="T1"><text:line-break/></text:span><text:span text:style-name="T1"/></text:p>
        </draw:line>
        <draw:custom-shape draw:style-name="gr2" draw:text-style-name="P2" draw:layer="layout" svg:width="1.75cm" svg:height="1.5cm" svg:x="18.499cm" svg:y="1.718cm">
          <text:p text:style-name="P2"><text:span text:style-name="T1">remote</text:span><text:span text:style-name="T1"><text:line-break/></text:span><text:span text:style-name="T1">e-sto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3" draw:text-style-name="P2" draw:layer="layout" svg:x1="20.249cm" svg:y1="1.968cm" svg:x2="21.499cm" svg:y2="1.968cm">
          <text:p text:style-name="P2"><text:span text:style-name="T1">red</text:span><text:span text:style-name="T1"><text:line-break/></text:span><text:span text:style-name="T1"/></text:p>
        </draw:line>
        <draw:line draw:style-name="gr3" draw:text-style-name="P2" draw:layer="layout" svg:x1="17.249cm" svg:y1="2.968cm" svg:x2="18.499cm" svg:y2="2.968cm">
          <text:p text:style-name="P1"><text:span text:style-name="T1">yellow</text:span><text:span text:style-name="T1"><text:line-break/></text:span><text:span text:style-name="T1"/></text:p>
        </draw:line>
        <draw:g>
          <draw:custom-shape draw:style-name="gr4" draw:text-style-name="P1" draw:layer="layout" svg:width="0.75cm" svg:height="0.258cm" svg:x="21.489cm" svg:y="2.8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21.593cm" svg:y="2.8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21.918cm" svg:y="2.8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22.25cm" svg:y1="2.95cm" svg:x2="23.5cm" svg:y2="2.95cm">
          <text:p text:style-name="P1"><text:span text:style-name="T1">yellow</text:span><text:span text:style-name="T1"><text:line-break/></text:span><text:span text:style-name="T1"/></text:p>
        </draw:line>
        <draw:custom-shape draw:style-name="gr2" draw:text-style-name="P2" draw:layer="layout" svg:width="0.75cm" svg:height="0.5cm" svg:x="23.5cm" svg:y="2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2" draw:layer="layout" svg:width="2.242cm" svg:height="1.827cm" svg:x="23.25cm" svg:y="3.173cm">
          <draw:text-box>
            <text:p text:style-name="P1"><text:span text:style-name="T1">Arduino</text:span></text:p>
            <text:p text:style-name="P1"><text:span text:style-name="T1">emergency</text:span></text:p>
            <text:p text:style-name="P1"><text:span text:style-name="T1">signal</text:span><text:span text:style-name="T1"><text:line-break/></text:span><text:span text:style-name="T1">DIO</text:span></text:p>
          </draw:text-box>
        </draw:frame>
        <draw:g>
          <draw:custom-shape draw:style-name="gr4" draw:text-style-name="P1" draw:layer="layout" svg:width="0.75cm" svg:height="0.258cm" svg:x="21.488cm" svg:y="1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21.592cm" svg:y="1.8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21.917cm" svg:y="1.8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22.75cm" svg:y1="1.45cm" svg:x2="23.75cm" svg:y2="1.45cm">
          <text:p text:style-name="P2"><text:span text:style-name="T1">red</text:span><text:span text:style-name="T1"><text:line-break/></text:span><text:span text:style-name="T1"/></text:p>
        </draw:line>
        <draw:line draw:style-name="gr3" draw:text-style-name="P2" draw:layer="layout" svg:x1="22.25cm" svg:y1="1.95cm" svg:x2="26cm" svg:y2="1.95cm">
          <text:p text:style-name="P2"><text:span text:style-name="T1"><text:line-break/></text:span><text:span text:style-name="T1">red &amp; white</text:span></text:p>
        </draw:line>
        <draw:line draw:style-name="gr1" draw:text-style-name="P1" draw:layer="layout" svg:x1="22.25cm" svg:y1="1.95cm" svg:x2="22.75cm" svg:y2="1.45cm">
          <text:p/>
        </draw:line>
        <draw:custom-shape draw:style-name="gr2" draw:text-style-name="P2" draw:layer="layout" svg:width="0.75cm" svg:height="0.5cm" svg:x="23.75cm" svg:y="1.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0.75cm" svg:height="0.5cm" svg:x="26cm" svg:y="1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2" draw:layer="layout" svg:width="3.465cm" svg:height="0.645cm" svg:x="24.285cm" svg:y="1.055cm">
          <draw:text-box>
            <text:p text:style-name="P1"><text:span text:style-name="T1">Battery meter pin 4</text:span></text:p>
          </draw:text-box>
        </draw:frame>
        <draw:frame draw:style-name="gr5" draw:text-style-name="P2" draw:layer="layout" svg:width="1.637cm" svg:height="0.645cm" svg:x="26.613cm" svg:y="1.855cm">
          <draw:text-box>
            <text:p text:style-name="P1"><text:span text:style-name="T1">contact</text:span></text:p>
          </draw:text-box>
        </draw:frame>
        <draw:frame draw:style-name="gr5" draw:text-style-name="P2" draw:layer="layout" svg:width="1.124cm" svg:height="0.645cm" svg:x="1.126cm" svg:y="2.105cm">
          <draw:text-box>
            <text:p text:style-name="P1"><text:span text:style-name="T1">50V</text:span></text:p>
          </draw:text-box>
        </draw:frame>
        <draw:g>
          <draw:custom-shape draw:style-name="gr4" draw:text-style-name="P1" draw:layer="layout" svg:width="0.75cm" svg:height="0.258cm" svg:x="2.258cm" svg:y="18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2.362cm" svg:y="18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2.687cm" svg:y="18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" draw:text-style-name="P3" draw:layer="layout" svg:width="2.847cm" svg:height="0.645cm" svg:x="3.023cm" svg:y="18.7cm">
          <draw:text-box>
            <text:p text:style-name="P3"><text:span text:style-name="T1">Dice connector</text:span></text:p>
          </draw:text-box>
        </draw:frame>
        <draw:custom-shape draw:style-name="gr2" draw:text-style-name="P2" draw:layer="layout" svg:width="0.75cm" svg:height="0.5cm" svg:x="6.5cm" svg:y="5.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0.75cm" svg:height="0.5cm" svg:x="6.5cm" svg:y="6.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0.75cm" svg:height="0.5cm" svg:x="6.5cm" svg:y="7.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2" draw:layer="layout" svg:width="1.692cm" svg:height="1.039cm" svg:x="5cm" svg:y="5.5cm">
          <draw:text-box>
            <text:p text:style-name="P1"><text:span text:style-name="T1">Throttle</text:span><text:span text:style-name="T1"><text:line-break/></text:span><text:span text:style-name="T1">signal</text:span></text:p>
          </draw:text-box>
        </draw:frame>
        <draw:frame draw:style-name="gr7" draw:text-style-name="P2" draw:layer="layout" svg:width="1.222cm" svg:height="0.645cm" svg:x="5.25cm" svg:y="6.75cm">
          <draw:text-box>
            <text:p text:style-name="P1"><text:span text:style-name="T1">3.3V</text:span></text:p>
          </draw:text-box>
        </draw:frame>
        <draw:frame draw:style-name="gr8" draw:text-style-name="P2" draw:layer="layout" svg:width="1.086cm" svg:height="0.645cm" svg:x="5.414cm" svg:y="7.605cm">
          <draw:text-box>
            <text:p text:style-name="P1"><text:span text:style-name="T1">gnd</text:span></text:p>
          </draw:text-box>
        </draw:frame>
        <draw:line draw:style-name="gr3" draw:text-style-name="P2" draw:layer="layout" svg:x1="7.25cm" svg:y1="6cm" svg:x2="8.5cm" svg:y2="6cm">
          <text:p text:style-name="P2"><text:span text:style-name="T1">orange</text:span><text:span text:style-name="T1"><text:line-break/></text:span><text:span text:style-name="T1"/></text:p>
        </draw:line>
        <draw:line draw:style-name="gr3" draw:text-style-name="P2" draw:layer="layout" svg:x1="7.25cm" svg:y1="7cm" svg:x2="8.5cm" svg:y2="7cm">
          <text:p text:style-name="P2"><text:span text:style-name="T1">blue</text:span><text:span text:style-name="T1"><text:line-break/></text:span><text:span text:style-name="T1"/></text:p>
        </draw:line>
        <draw:line draw:style-name="gr3" draw:text-style-name="P2" draw:layer="layout" svg:x1="7.25cm" svg:y1="8cm" svg:x2="8.5cm" svg:y2="8cm">
          <text:p text:style-name="P2"><text:span text:style-name="T1">black</text:span><text:span text:style-name="T1"><text:line-break/></text:span><text:span text:style-name="T1"/></text:p>
        </draw:line>
        <draw:g>
          <draw:custom-shape draw:style-name="gr4" draw:text-style-name="P1" draw:layer="layout" svg:width="0.75cm" svg:height="0.258cm" svg:x="8.514cm" svg:y="5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8.618cm" svg:y="5.8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8.943cm" svg:y="5.8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0.75cm" svg:height="0.258cm" svg:x="8.513cm" svg:y="6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8.617cm" svg:y="6.8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8.942cm" svg:y="6.8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0.75cm" svg:height="0.258cm" svg:x="8.512cm" svg:y="7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8.616cm" svg:y="7.8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8.941cm" svg:y="7.8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9.25cm" svg:y1="6cm" svg:x2="15.5cm" svg:y2="6cm">
          <text:p text:style-name="P2"><text:span text:style-name="T1">yellow</text:span><text:span text:style-name="T1"><text:line-break/></text:span><text:span text:style-name="T1"/></text:p>
        </draw:line>
        <draw:line draw:style-name="gr3" draw:text-style-name="P2" draw:layer="layout" svg:x1="9.25cm" svg:y1="7cm" svg:x2="10.5cm" svg:y2="7cm">
          <text:p text:style-name="P2"><text:span text:style-name="T1">blue</text:span><text:span text:style-name="T1"><text:line-break/></text:span><text:span text:style-name="T1"/></text:p>
        </draw:line>
        <draw:line draw:style-name="gr3" draw:text-style-name="P2" draw:layer="layout" svg:x1="9.25cm" svg:y1="8cm" svg:x2="10.5cm" svg:y2="8cm">
          <text:p text:style-name="P2"><text:span text:style-name="T1">black</text:span><text:span text:style-name="T1"><text:line-break/></text:span><text:span text:style-name="T1"/></text:p>
        </draw:line>
        <draw:line draw:style-name="gr3" draw:text-style-name="P2" draw:layer="layout" svg:x1="9.75cm" svg:y1="9.25cm" svg:x2="11cm" svg:y2="9.25cm">
          <text:p text:style-name="P2"><text:span text:style-name="T1">black</text:span><text:span text:style-name="T1"><text:line-break/></text:span><text:span text:style-name="T1"/></text:p>
        </draw:line>
        <draw:line draw:style-name="gr1" draw:text-style-name="P1" draw:layer="layout" svg:x1="9.75cm" svg:y1="9.25cm" svg:x2="9.25cm" svg:y2="8cm">
          <text:p/>
        </draw:line>
        <draw:custom-shape draw:style-name="gr2" draw:text-style-name="P2" draw:layer="layout" svg:width="0.75cm" svg:height="0.5cm" svg:x="11cm" svg:y="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2" draw:layer="layout" svg:width="1.709cm" svg:height="1.039cm" svg:x="10.541cm" svg:y="9.461cm">
          <draw:text-box>
            <text:p text:style-name="P1"><text:span text:style-name="T1">Arduino</text:span><text:span text:style-name="T1"><text:line-break/></text:span><text:span text:style-name="T1">throttle</text:span></text:p>
          </draw:text-box>
        </draw:frame>
        <draw:custom-shape draw:style-name="gr2" draw:text-style-name="P2" draw:layer="layout" svg:width="1.75cm" svg:height="1.5cm" svg:x="10.5cm" svg:y="6.75cm">
          <text:p text:style-name="P2"><text:span text:style-name="T1">Throttle</text:span></text:p>
          <text:p text:style-name="P2"><text:span text:style-name="T1">Potentio-</text:span></text:p>
          <text:p text:style-name="P2"><text:span text:style-name="T1">met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3" draw:text-style-name="P2" draw:layer="layout" svg:x1="12.25cm" svg:y1="7.5cm" svg:x2="13.5cm" svg:y2="7.5cm">
          <text:p text:style-name="P2"><text:span text:style-name="T1">yellow</text:span><text:span text:style-name="T1"><text:line-break/></text:span><text:span text:style-name="T1"/></text:p>
        </draw:line>
        <draw:g>
          <draw:custom-shape draw:style-name="gr4" draw:text-style-name="P1" draw:layer="layout" svg:width="0.75cm" svg:height="0.258cm" svg:x="13.513cm" svg:y="7.3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13.617cm" svg:y="7.3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13.942cm" svg:y="7.3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0.75cm" svg:height="0.258cm" svg:x="13.512cm" svg:y="8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13.616cm" svg:y="8.3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13.941cm" svg:y="8.3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11.75cm" svg:y1="9.25cm" svg:x2="13cm" svg:y2="9.25cm">
          <text:p text:style-name="P2"><text:span text:style-name="T1">red</text:span><text:span text:style-name="T1"><text:line-break/></text:span><text:span text:style-name="T1"/></text:p>
        </draw:line>
        <draw:line draw:style-name="gr1" draw:text-style-name="P1" draw:layer="layout" svg:x1="13cm" svg:y1="9.25cm" svg:x2="13.75cm" svg:y2="8.5cm">
          <text:p/>
        </draw:line>
        <draw:line draw:style-name="gr3" draw:text-style-name="P2" draw:layer="layout" svg:x1="14.25cm" svg:y1="8.5cm" svg:x2="16.75cm" svg:y2="8.5cm">
          <text:p text:style-name="P2"><text:span text:style-name="T1">red</text:span><text:span text:style-name="T1"><text:line-break/></text:span><text:span text:style-name="T1"/></text:p>
        </draw:line>
        <draw:line draw:style-name="gr3" draw:text-style-name="P2" draw:layer="layout" svg:x1="14.25cm" svg:y1="7.5cm" svg:x2="15.5cm" svg:y2="7.5cm">
          <text:p text:style-name="P2"><text:span text:style-name="T1">black</text:span><text:span text:style-name="T1"><text:line-break/></text:span><text:span text:style-name="T1"/></text:p>
        </draw:line>
        <draw:custom-shape draw:style-name="gr2" draw:text-style-name="P2" draw:layer="layout" svg:width="1.75cm" svg:height="3cm" svg:x="16.75cm" svg:y="6cm">
          <text:p text:style-name="P2"><text:span text:style-name="T1">Trottle</text:span></text:p>
          <text:p text:style-name="P2"><text:span text:style-name="T1">Auto-mode</text:span></text:p>
          <text:p text:style-name="P2"><text:span text:style-name="T1">swit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" draw:text-style-name="P1" draw:layer="layout" svg:x1="15.5cm" svg:y1="6cm" svg:x2="16.75cm" svg:y2="7.5cm">
          <text:p/>
        </draw:line>
        <draw:line draw:style-name="gr1" draw:text-style-name="P1" draw:layer="layout" svg:x1="15.5cm" svg:y1="7.5cm" svg:x2="16.75cm" svg:y2="6.5cm">
          <text:p/>
        </draw:line>
        <draw:line draw:style-name="gr3" draw:text-style-name="P2" draw:layer="layout" svg:x1="18.5cm" svg:y1="6.5cm" svg:x2="21cm" svg:y2="6.5cm">
          <text:p text:style-name="P2"><text:span text:style-name="T1">red</text:span><text:span text:style-name="T1"><text:line-break/></text:span><text:span text:style-name="T1"/></text:p>
        </draw:line>
        <draw:line draw:style-name="gr3" draw:text-style-name="P2" draw:layer="layout" svg:x1="18.5cm" svg:y1="7.5cm" svg:x2="20.25cm" svg:y2="7.5cm">
          <text:p text:style-name="P2"><text:span text:style-name="T1">yellow</text:span><text:span text:style-name="T1"><text:line-break/></text:span><text:span text:style-name="T1"/></text:p>
        </draw:line>
        <draw:line draw:style-name="gr3" draw:text-style-name="P2" draw:layer="layout" svg:x1="18.5cm" svg:y1="8.5cm" svg:x2="20.25cm" svg:y2="8.5cm">
          <text:p text:style-name="P2"><text:span text:style-name="T1">yellow</text:span><text:span text:style-name="T1"><text:line-break/></text:span><text:span text:style-name="T1">&amp; green</text:span></text:p>
        </draw:line>
        <draw:custom-shape draw:style-name="gr2" draw:text-style-name="P2" draw:layer="layout" svg:width="0.75cm" svg:height="0.5cm" svg:x="21cm" svg:y="6.2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2" draw:layer="layout" svg:width="2.06cm" svg:height="1.433cm" svg:x="21.25cm" svg:y="5.5cm">
          <draw:text-box>
            <text:p text:style-name="P1"><text:span text:style-name="T1">Arduino</text:span><text:span text:style-name="T1"><text:line-break/></text:span><text:span text:style-name="T1">automode</text:span></text:p>
            <text:p text:style-name="P1"><text:span text:style-name="T1">IO</text:span></text:p>
          </draw:text-box>
        </draw:frame>
        <draw:line draw:style-name="gr3" draw:text-style-name="P2" draw:layer="layout" svg:x1="20cm" svg:y1="5.75cm" svg:x2="21.25cm" svg:y2="6.25cm">
          <text:p text:style-name="P2"><text:span text:style-name="T1">black</text:span><text:span text:style-name="T1"><text:line-break/></text:span><text:span text:style-name="T1"/></text:p>
        </draw:line>
        <draw:g>
          <draw:custom-shape draw:style-name="gr4" draw:text-style-name="P1" draw:layer="layout" svg:width="0.75cm" svg:height="0.258cm" svg:x="20.212cm" svg:y="7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20.316cm" svg:y="7.3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20.641cm" svg:y="7.3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0.75cm" svg:height="0.258cm" svg:x="20.211cm" svg:y="8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20.315cm" svg:y="8.3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20.64cm" svg:y="8.3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" draw:text-style-name="P2" draw:layer="layout" svg:width="1.75cm" svg:height="1cm" svg:x="21.25cm" svg:y="9.5cm">
          <text:p text:style-name="P2"><text:span text:style-name="T1">throttle</text:span></text:p>
          <text:p text:style-name="P2"><text:span text:style-name="T1">swit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" draw:text-style-name="P1" draw:layer="layout" svg:x1="20.75cm" svg:y1="8.5cm" svg:x2="21.75cm" svg:y2="9.5cm">
          <text:p/>
        </draw:line>
        <draw:line draw:style-name="gr1" draw:text-style-name="P1" draw:layer="layout" svg:x1="20.75cm" svg:y1="7.5cm" svg:x2="22.75cm" svg:y2="9.5cm">
          <text:p/>
        </draw:line>
        <draw:line draw:style-name="gr3" draw:text-style-name="P2" draw:layer="layout" svg:x1="21cm" svg:y1="7.5cm" svg:x2="22.75cm" svg:y2="7.5cm">
          <text:p text:style-name="P2"><text:span text:style-name="T1">red &amp; </text:span></text:p>
          <text:p text:style-name="P2"><text:span text:style-name="T1">white</text:span></text:p>
        </draw:line>
        <draw:line draw:style-name="gr3" draw:text-style-name="P2" draw:layer="layout" svg:x1="21cm" svg:y1="8.5cm" svg:x2="22.75cm" svg:y2="8.5cm">
          <text:p text:style-name="P2"><text:span text:style-name="T1">brown</text:span><text:span text:style-name="T1"><text:line-break/></text:span><text:span text:style-name="T1"/></text:p>
        </draw:line>
        <draw:custom-shape draw:style-name="gr2" draw:text-style-name="P2" draw:layer="layout" svg:width="1.75cm" svg:height="1.5cm" svg:x="22.75cm" svg:y="7.25cm">
          <text:p text:style-name="P2"><text:span text:style-name="T1">throttle</text:span></text:p>
          <text:p text:style-name="P2"><text:span text:style-name="T1">relay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0.75cm" svg:height="0.5cm" svg:x="4.25cm" svg:y="13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0.75cm" svg:height="0.5cm" svg:x="4.25cm" svg:y="14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0.75cm" svg:height="0.5cm" svg:x="4.25cm" svg:y="15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2" draw:layer="layout" svg:width="1.323cm" svg:height="0.742cm" svg:x="3cm" svg:y="13.258cm">
          <draw:text-box>
            <text:p text:style-name="P1"><text:span text:style-name="T1">bkwd</text:span></text:p>
          </draw:text-box>
        </draw:frame>
        <draw:frame draw:style-name="gr7" draw:text-style-name="P2" draw:layer="layout" svg:width="1.048cm" svg:height="0.645cm" svg:x="3.25cm" svg:y="14.355cm">
          <draw:text-box>
            <text:p text:style-name="P1"><text:span text:style-name="T1">fwd</text:span></text:p>
          </draw:text-box>
        </draw:frame>
        <draw:frame draw:style-name="gr8" draw:text-style-name="P2" draw:layer="layout" svg:width="1.124cm" svg:height="0.645cm" svg:x="3.164cm" svg:y="15.355cm">
          <draw:text-box>
            <text:p text:style-name="P1"><text:span text:style-name="T1">50V</text:span></text:p>
          </draw:text-box>
        </draw:frame>
        <draw:line draw:style-name="gr3" draw:text-style-name="P2" draw:layer="layout" svg:x1="5cm" svg:y1="13.75cm" svg:x2="6.25cm" svg:y2="13.75cm">
          <text:p text:style-name="P2"><text:span text:style-name="T1">white</text:span><text:span text:style-name="T1"><text:line-break/></text:span><text:span text:style-name="T1"/></text:p>
        </draw:line>
        <draw:line draw:style-name="gr3" draw:text-style-name="P2" draw:layer="layout" svg:x1="5cm" svg:y1="14.75cm" svg:x2="6.25cm" svg:y2="14.75cm">
          <text:p text:style-name="P2"><text:span text:style-name="T1">yellow</text:span><text:span text:style-name="T1"><text:line-break/></text:span><text:span text:style-name="T1"/></text:p>
        </draw:line>
        <draw:line draw:style-name="gr3" draw:text-style-name="P2" draw:layer="layout" svg:x1="5cm" svg:y1="15.75cm" svg:x2="6.25cm" svg:y2="15.75cm">
          <text:p text:style-name="P2"><text:span text:style-name="T1">red &amp;</text:span><text:span text:style-name="T1"><text:line-break/></text:span><text:span text:style-name="T1">yellow</text:span></text:p>
        </draw:line>
        <draw:g>
          <draw:custom-shape draw:style-name="gr4" draw:text-style-name="P1" draw:layer="layout" svg:width="0.75cm" svg:height="0.258cm" svg:x="6.264cm" svg:y="13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6.368cm" svg:y="13.6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6.693cm" svg:y="13.6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0.75cm" svg:height="0.258cm" svg:x="6.263cm" svg:y="14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6.367cm" svg:y="14.6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6.692cm" svg:y="14.6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0.75cm" svg:height="0.258cm" svg:x="6.262cm" svg:y="15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6.366cm" svg:y="15.6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6.691cm" svg:y="15.6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1" draw:text-style-name="P1" draw:layer="layout" svg:x1="10.5cm" svg:y1="18.25cm" svg:x2="7cm" svg:y2="15.75cm">
          <text:p/>
        </draw:line>
        <draw:line draw:style-name="gr3" draw:text-style-name="P2" draw:layer="layout" svg:x1="7cm" svg:y1="15.75cm" svg:x2="10.5cm" svg:y2="15.75cm">
          <text:p text:style-name="P2"><text:span text:style-name="T1">red &amp;</text:span><text:span text:style-name="T1"><text:line-break/></text:span><text:span text:style-name="T1">yellow</text:span></text:p>
        </draw:line>
        <draw:line draw:style-name="gr3" draw:text-style-name="P2" draw:layer="layout" svg:x1="7cm" svg:y1="14.75cm" svg:x2="8.75cm" svg:y2="14.75cm">
          <text:p text:style-name="P2"><text:span text:style-name="T1">white</text:span><text:span text:style-name="T1"><text:line-break/></text:span><text:span text:style-name="T1"/></text:p>
        </draw:line>
        <draw:line draw:style-name="gr3" draw:text-style-name="P2" draw:layer="layout" svg:x1="7cm" svg:y1="13.75cm" svg:x2="8.75cm" svg:y2="13.75cm">
          <text:p text:style-name="P2"><text:span text:style-name="T1">green &amp;</text:span><text:span text:style-name="T1"><text:line-break/></text:span><text:span text:style-name="T1">yellow</text:span></text:p>
        </draw:line>
        <draw:g>
          <draw:custom-shape draw:style-name="gr4" draw:text-style-name="P1" draw:layer="layout" svg:width="0.75cm" svg:height="0.258cm" svg:x="8.711cm" svg:y="13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8.815cm" svg:y="13.6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9.14cm" svg:y="13.6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0.75cm" svg:height="0.258cm" svg:x="8.71cm" svg:y="14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8.814cm" svg:y="14.6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9.139cm" svg:y="14.6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9.5cm" svg:y1="13.75cm" svg:x2="13cm" svg:y2="13.75cm">
          <text:p text:style-name="P2"><text:span text:style-name="T1">green </text:span></text:p>
          <text:p text:style-name="P2"><text:span text:style-name="T1"/></text:p>
        </draw:line>
        <draw:line draw:style-name="gr3" draw:text-style-name="P2" draw:layer="layout" svg:x1="9.5cm" svg:y1="14.75cm" svg:x2="11.25cm" svg:y2="14.75cm">
          <text:p text:style-name="P2"><text:span text:style-name="T1">yellow</text:span><text:span text:style-name="T1"><text:line-break/></text:span><text:span text:style-name="T1"/></text:p>
        </draw:line>
        <draw:custom-shape draw:style-name="gr2" draw:text-style-name="P2" draw:layer="layout" svg:width="1.75cm" svg:height="3cm" svg:x="15.75cm" svg:y="13.25cm">
          <text:p text:style-name="P2"><text:span text:style-name="T1">Fwd/bkwd</text:span></text:p>
          <text:p text:style-name="P2"><text:span text:style-name="T1">Auto-mode</text:span></text:p>
          <text:p text:style-name="P2"><text:span text:style-name="T1">swit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" draw:text-style-name="P1" draw:layer="layout" svg:x1="11.25cm" svg:y1="14.75cm" svg:x2="15.75cm" svg:y2="14.75cm">
          <text:p/>
        </draw:line>
        <draw:line draw:style-name="gr1" draw:text-style-name="P1" draw:layer="layout" svg:x1="13cm" svg:y1="13.75cm" svg:x2="17.5cm" svg:y2="14.75cm">
          <text:p/>
        </draw:line>
        <draw:custom-shape draw:style-name="gr2" draw:text-style-name="P2" draw:layer="layout" svg:width="1.5cm" svg:height="1cm" svg:x="10.25cm" svg:y="1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2" draw:layer="layout" svg:x1="14cm" svg:y1="16cm" svg:x2="15.75cm" svg:y2="16cm">
          <text:p text:style-name="P2"><text:span text:style-name="T1">green &amp; </text:span></text:p>
          <text:p text:style-name="P2"><text:span text:style-name="T1">yellow</text:span></text:p>
        </draw:line>
        <draw:line draw:style-name="gr3" draw:text-style-name="P2" draw:layer="layout" svg:x1="17.5cm" svg:y1="16cm" svg:x2="18.75cm" svg:y2="16cm">
          <text:p text:style-name="P2"><text:span text:style-name="T1">blue</text:span><text:span text:style-name="T1"><text:line-break/></text:span><text:span text:style-name="T1"/></text:p>
        </draw:line>
        <draw:line draw:style-name="gr1" draw:text-style-name="P1" draw:layer="layout" svg:x1="14cm" svg:y1="16cm" svg:x2="11cm" svg:y2="18cm">
          <text:p/>
        </draw:line>
        <draw:line draw:style-name="gr1" draw:text-style-name="P1" draw:layer="layout" svg:x1="18.75cm" svg:y1="16cm" svg:x2="18.75cm" svg:y2="17.25cm">
          <text:p/>
        </draw:line>
        <draw:line draw:style-name="gr1" draw:text-style-name="P1" draw:layer="layout" svg:x1="18.75cm" svg:y1="17.25cm" svg:x2="11.5cm" svg:y2="18.25cm">
          <text:p/>
        </draw:line>
        <draw:frame draw:style-name="gr8" draw:text-style-name="P2" draw:layer="layout" svg:width="2.75cm" svg:height="1.827cm" svg:x="11.5cm" svg:y="18.179cm">
          <draw:text-box>
            <text:p text:style-name="P1"><text:span text:style-name="T1">Fwd/bkwd</text:span></text:p>
            <text:p text:style-name="P1"><text:span text:style-name="T1">Computer</text:span></text:p>
            <text:p text:style-name="P1"><text:span text:style-name="T1">Control</text:span></text:p>
            <text:p text:style-name="P1"><text:span text:style-name="T1">(unconnected)</text:span></text:p>
          </draw:text-box>
        </draw:frame>
        <draw:custom-shape draw:style-name="gr2" draw:text-style-name="P2" draw:layer="layout" svg:width="3.083cm" svg:height="1cm" svg:x="10.25cm" svg:y="11.5cm">
          <text:p text:style-name="P2"><text:span text:style-name="T1">bkwd/fwd</text:span></text:p>
          <text:p text:style-name="P2"><text:span text:style-name="T1">swit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" draw:text-style-name="P1" draw:layer="layout" svg:x1="10.5cm" svg:y1="15.75cm" svg:x2="11.75cm" svg:y2="12.5cm">
          <text:p/>
        </draw:line>
        <draw:line draw:style-name="gr3" draw:text-style-name="P2" draw:layer="layout" svg:x1="14.5cm" svg:y1="13.5cm" svg:x2="15.75cm" svg:y2="13.5cm">
          <text:p text:style-name="P2"><text:span text:style-name="T1">red</text:span><text:span text:style-name="T1"><text:line-break/></text:span><text:span text:style-name="T1"/></text:p>
        </draw:line>
        <draw:line draw:style-name="gr3" draw:text-style-name="P2" draw:layer="layout" svg:x1="17.5cm" svg:y1="13.5cm" svg:x2="18.75cm" svg:y2="13.5cm">
          <text:p text:style-name="P2"><text:span text:style-name="T1">blue</text:span><text:span text:style-name="T1"><text:line-break/></text:span><text:span text:style-name="T1"/></text:p>
        </draw:line>
        <draw:g>
          <draw:custom-shape draw:style-name="gr4" draw:text-style-name="P1" draw:layer="layout" svg:width="0.75cm" svg:height="0.258cm" svg:x="13.76cm" svg:y="13.3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13.864cm" svg:y="13.3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14.189cm" svg:y="13.3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" draw:text-style-name="P1" draw:layer="layout" svg:width="0.75cm" svg:height="0.258cm" svg:x="18.76cm" svg:y="13.3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5cm" svg:height="0.25cm" svg:x="18.864cm" svg:y="13.3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5cm" svg:height="0.25cm" svg:x="19.189cm" svg:y="13.3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3" draw:text-style-name="P2" draw:layer="layout" svg:x1="12.5cm" svg:y1="12.5cm" svg:x2="13.75cm" svg:y2="13.5cm">
          <text:p text:style-name="P2"><text:span text:style-name="T1">yellow</text:span><text:span text:style-name="T1"><text:line-break/></text:span><text:span text:style-name="T1"/></text:p>
        </draw:line>
        <draw:line draw:style-name="gr3" draw:text-style-name="P2" draw:layer="layout" svg:x1="19.5cm" svg:y1="13.5cm" svg:x2="20.75cm" svg:y2="13.5cm">
          <text:p text:style-name="P2"><text:span text:style-name="T1">white</text:span><text:span text:style-name="T1"><text:line-break/></text:span><text:span text:style-name="T1"/></text:p>
        </draw:line>
        <draw:line draw:style-name="gr1" draw:text-style-name="P1" draw:layer="layout" svg:x1="20.75cm" svg:y1="13.5cm" svg:x2="20.75cm" svg:y2="12.5cm">
          <text:p/>
        </draw:line>
        <draw:line draw:style-name="gr1" draw:text-style-name="P1" draw:layer="layout" svg:x1="20.75cm" svg:y1="12.5cm" svg:x2="14cm" svg:y2="12.5cm">
          <text:p/>
        </draw:line>
        <draw:line draw:style-name="gr1" draw:text-style-name="P1" draw:layer="layout" svg:x1="14cm" svg:y1="11cm" svg:x2="14cm" svg:y2="12.5cm">
          <text:p/>
        </draw:line>
        <draw:line draw:style-name="gr1" draw:text-style-name="P1" draw:layer="layout" svg:x1="14cm" svg:y1="11cm" svg:x2="9.75cm" svg:y2="11cm">
          <text:p/>
        </draw:line>
        <draw:line draw:style-name="gr1" draw:text-style-name="P1" draw:layer="layout" svg:x1="9.75cm" svg:y1="13cm" svg:x2="9.75cm" svg:y2="11cm">
          <text:p/>
        </draw:line>
        <draw:line draw:style-name="gr1" draw:text-style-name="P1" draw:layer="layout" svg:x1="11cm" svg:y1="12.5cm" svg:x2="10.5cm" svg:y2="13cm">
          <text:p/>
        </draw:line>
        <draw:line draw:style-name="gr1" draw:text-style-name="P1" draw:layer="layout" svg:x1="9.75cm" svg:y1="13cm" svg:x2="10.5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ce rebsamen</meta:initial-creator>
    <meta:creation-date>2012-06-22T16:24:10</meta:creation-date>
    <dc:date>2012-06-25T12:16:11</dc:date>
    <dc:creator>brice rebsamen</dc:creator>
    <meta:editing-duration>P2DT18H36M</meta:editing-duration>
    <meta:editing-cycles>2</meta:editing-cycles>
    <meta:generator>LibreOffice/3.5$Linux_x86 LibreOffice_project/350m1$Build-2</meta:generator>
    <meta:document-statistic meta:object-count="188"/>
  </office:meta>
</office:document-meta>
</file>